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loext:padding="0cm" loext:border="none"/>
    </style:style>
    <style:style style:name="P2" style:family="paragraph" style:parent-style-name="Text_20_body">
      <style:paragraph-properties fo:padding="0cm" fo:border="none"/>
      <style:text-properties loext:padding="0cm" loext:border="none"/>
    </style:style>
    <style:style style:name="P3" style:family="paragraph" style:parent-style-name="Text_20_body">
      <style:paragraph-properties fo:padding="0cm" fo:border="none"/>
    </style:style>
    <style:style style:name="P4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5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task-scheduler/" text:style-name="Internet_20_link" text:visited-style-name="Visited_20_Internet_20_Link"><text:span text:style-name="T1">621. Task Scheduler</text:span></text:a></text:p>
      <text:p text:style-name="P1">Medium</text:p>
      <text:p text:style-name="P1"/>
      <text:p text:style-name="P3"><text:span text:style-name="T1">You are given an array of CPU </text:span><text:span text:style-name="Source_20_Text"><text:span text:style-name="T2">tasks</text:span></text:span><text:span text:style-name="T1">, each represented by letters A to Z, and a cooling time, </text:span><text:span text:style-name="Source_20_Text"><text:span text:style-name="T2">n</text:span></text:span><text:span text:style-name="T1">. Each cycle or interval allows the completion of one task. Tasks can be completed in any order, but there's a constraint: </text:span><text:span text:style-name="Strong_20_Emphasis"><text:span text:style-name="T1">identical</text:span></text:span><text:span text:style-name="T1"> tasks must be separated by at least </text:span><text:span text:style-name="Source_20_Text"><text:span text:style-name="T2">n</text:span></text:span><text:span text:style-name="T1"> intervals due to cooling time.</text:span></text:p>
      <text:p text:style-name="P3"><text:span text:style-name="T1">​Return the </text:span><text:span text:style-name="Emphasis"><text:span text:style-name="T1">minimum number of intervals</text:span></text:span><text:span text:style-name="T1"> required to complete all tasks.</text:span></text:p>
      <text:p text:style-name="P2"> </text:p>
      <text:p text:style-name="P3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 tasks = ["A","A","A","B","B","B"], n = 2</text:span></text:p>
      <text:p text:style-name="P3"><text:span text:style-name="Strong_20_Emphasis"><text:span text:style-name="T1">Output:</text:span></text:span><text:span text:style-name="T1"> 8</text:span></text:p>
      <text:p text:style-name="P3"><text:span text:style-name="Strong_20_Emphasis"><text:span text:style-name="T1">Explanation:</text:span></text:span><text:span text:style-name="T1"> A possible sequence is: A -&gt; B -&gt; idle -&gt; A -&gt; B -&gt; idle -&gt; A -&gt; B.</text:span></text:p>
      <text:p text:style-name="P2">After completing task A, you must wait two cycles before doing A again. The same applies to task B. In the 3rd interval, neither A nor B can be done, so you idle. By the 4th cycle, you can do A again as 2 intervals have passed.</text:p>
      <text:p text:style-name="P3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 tasks = ["A","C","A","B","D","B"], n = 1</text:span></text:p>
      <text:p text:style-name="P3"><text:span text:style-name="Strong_20_Emphasis"><text:span text:style-name="T1">Output:</text:span></text:span><text:span text:style-name="T1"> 6</text:span></text:p>
      <text:p text:style-name="P3"><text:span text:style-name="Strong_20_Emphasis"><text:span text:style-name="T1">Explanation:</text:span></text:span><text:span text:style-name="T1"> A possible sequence is: A -&gt; B -&gt; C -&gt; D -&gt; A -&gt; B.</text:span></text:p>
      <text:p text:style-name="P2">With a cooling interval of 1, you can repeat a task after just one other task.</text:p>
      <text:p text:style-name="P3"><text:span text:style-name="Strong_20_Emphasis"><text:span text:style-name="T1">Example 3:</text:span></text:span></text:p>
      <text:p text:style-name="P3"><text:span text:style-name="Strong_20_Emphasis"><text:span text:style-name="T1">Input:</text:span></text:span><text:span text:style-name="T1"> tasks = ["A","A","A", "B","B","B"], n = 3</text:span></text:p>
      <text:p text:style-name="P3"><text:span text:style-name="Strong_20_Emphasis"><text:span text:style-name="T1">Output:</text:span></text:span><text:span text:style-name="T1"> 10</text:span></text:p>
      <text:p text:style-name="P3"><text:span text:style-name="Strong_20_Emphasis"><text:span text:style-name="T1">Explanation:</text:span></text:span><text:span text:style-name="T1"> A possible sequence is: A -&gt; B -&gt; idle -&gt; idle -&gt; A -&gt; B -&gt; idle -&gt; idle -&gt; A -&gt; B.</text:span></text:p>
      <text:p text:style-name="P2">There are only two types of tasks, A and B, which need to be separated by 3 intervals. This leads to idling twice between repetitions of these tasks.</text:p>
      <text:p text:style-name="P2"> </text:p>
      <text:p text:style-name="P3"><text:span text:style-name="Strong_20_Emphasis"><text:span text:style-name="T1">Constraints:</text:span></text:span></text:p>
      <text:list xml:id="list3337948935" text:style-name="L1">
        <text:list-item>
          <text:p text:style-name="P4"><text:soft-page-break/><text:span text:style-name="Source_20_Text"><text:span text:style-name="T2">1 &lt;= tasks.length &lt;= 10</text:span></text:span><text:span text:style-name="Source_20_Text"><text:span text:style-name="T1">4</text:span></text:span></text:p>
        </text:list-item>
        <text:list-item>
          <text:p text:style-name="P4"><text:span text:style-name="Source_20_Text"><text:span text:style-name="T2">tasks[i]</text:span></text:span><text:span text:style-name="T1"> is an uppercase English letter.</text:span></text:p>
        </text:list-item>
        <text:list-item>
          <text:p text:style-name="P5"><text:span text:style-name="Source_20_Text"><text:span text:style-name="T2">0 &lt;= n &lt;= 100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04T18:01:22.501000000</dc:date>
    <meta:editing-duration>PT8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25" meta:word-count="275" meta:character-count="1379" meta:non-whitespace-character-count="1127"/>
  </office:meta>
</office:document-meta>
</file>